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함초롬바탕" svg:font-family="함초롬바탕" style:font-family-generic="roman" svg:panose-1="0 0 0 0 0 0 0 0 0 0"/>
    <style:font-face style:name="함초롬돋움" svg:font-family="함초롬돋움" style:font-family-generic="roman" svg:panose-1="0 0 0 0 0 0 0 0 0 0"/>
    <style:font-face style:name="HY동녘M" svg:font-family="HY동녘M" style:font-family-generic="roman" style:font-pitch="variable" svg:panose-1="2 3 6 0 0 1 1 1 1 1"/>
    <style:font-face style:name="바탕" svg:font-family="바탕" style:font-family-generic="roman" style:font-pitch="variable" svg:panose-1="2 3 6 0 0 1 1 1 1 1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가, 나, 다, ...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가, 나, 다, ...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가, 나, 다, ...">
        <style:list-level-properties/>
      </text:list-level-style-number>
      <text:list-level-style-number text:level="7" style:num-format="①, ②, ③, ...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가, 나, 다, ...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가, 나, 다, ...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가, 나, 다, ...">
        <style:list-level-properties/>
      </text:list-level-style-number>
      <text:list-level-style-number text:level="7" style:num-format="①, ②, ③, ...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가, 나, 다, ...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가, 나, 다, ...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가, 나, 다, ...">
        <style:list-level-properties/>
      </text:list-level-style-number>
      <text:list-level-style-number text:level="7" style:num-format="①, ②, ③, ...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가, 나, 다, ...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가, 나, 다, ...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가, 나, 다, ...">
        <style:list-level-properties/>
      </text:list-level-style-number>
      <text:list-level-style-number text:level="7" style:num-format="①, ②, ③, ...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가, 나, 다, ...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가, 나, 다, ...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가, 나, 다, ...">
        <style:list-level-properties/>
      </text:list-level-style-number>
      <text:list-level-style-number text:level="7" style:num-format="①, ②, ③, ...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가, 나, 다, ...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가, 나, 다, ...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가, 나, 다, ...">
        <style:list-level-properties/>
      </text:list-level-style-number>
      <text:list-level-style-number text:level="7" style:num-format="①, ②, ③, ...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7">
      <text:list-level-style-number text:level="1" style:num-suffix="." style:num-format="1">
        <style:list-level-properties/>
      </text:list-level-style-number>
      <text:list-level-style-number text:level="2" style:num-suffix="." style:num-format="가, 나, 다, ...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가, 나, 다, ...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가, 나, 다, ...">
        <style:list-level-properties/>
      </text:list-level-style-number>
      <text:list-level-style-number text:level="7" style:num-format="①, ②, ③, ...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style:style style:name="P1" style:parent-style-name="바탕글" style:master-page-name="MP0" style:family="paragraph">
      <style:paragraph-properties fo:break-before="page" style:line-break="strict" fo:text-align="center"/>
    </style:style>
    <style:style style:name="T2" style:parent-style-name="기본단락글꼴" style:family="text">
      <style:text-properties style:font-name="HY동녘M" style:font-name-asian="HY동녘M" fo:font-weight="bold" style:font-weight-asian="bold" fo:font-size="20pt" style:font-size-asian="20pt"/>
    </style:style>
    <style:style style:name="T3" style:parent-style-name="기본단락글꼴" style:family="text">
      <style:text-properties style:font-name="HY동녘M" style:font-name-asian="HY동녘M" fo:font-weight="bold" style:font-weight-asian="bold" fo:font-size="15pt" style:font-size-asian="15pt"/>
    </style:style>
    <style:style style:name="TableColumn5" style:family="table-column">
      <style:table-column-properties style:column-width="1.027in" style:use-optimal-column-width="false"/>
    </style:style>
    <style:style style:name="TableColumn6" style:family="table-column">
      <style:table-column-properties style:column-width="4.852in" style:use-optimal-column-width="false"/>
    </style:style>
    <style:style style:name="Table4" style:family="table">
      <style:table-properties style:width="5.8791in" fo:margin-left="0in" table:align="left"/>
    </style:style>
    <style:style style:name="TableRow7" style:family="table-row">
      <style:table-row-properties style:min-row-height="0.3444in" style:use-optimal-row-height="false"/>
    </style:style>
    <style:style style:name="TableCell8" style:family="table-cell">
      <style:table-cell-properties fo:border="0.0069in solid #000000" style:vertical-align="middle" fo:padding-top="0.0194in" fo:padding-left="0.0708in" fo:padding-bottom="0.0194in" fo:padding-right="0.0708in"/>
    </style:style>
    <style:style style:name="P9" style:parent-style-name="바탕글" style:family="paragraph">
      <style:paragraph-properties style:line-break="strict" fo:text-align="center"/>
    </style:style>
    <style:style style:name="T10" style:parent-style-name="기본단락글꼴" style:family="text">
      <style:text-properties style:font-name="HY동녘M" style:font-name-asian="HY동녘M" fo:font-weight="bold" style:font-weight-asian="bold" fo:font-size="12pt" style:font-size-asian="12pt"/>
    </style:style>
    <style:style style:name="TableCell11" style:family="table-cell">
      <style:table-cell-properties fo:border="0.0069in solid #000000" style:vertical-align="middle" fo:padding-top="0.0194in" fo:padding-left="0.0708in" fo:padding-bottom="0.0194in" fo:padding-right="0.0708in"/>
    </style:style>
    <style:style style:name="P12" style:parent-style-name="바탕글" style:family="paragraph">
      <style:paragraph-properties style:line-break="strict" fo:text-align="center"/>
    </style:style>
    <style:style style:name="T13" style:parent-style-name="기본단락글꼴" style:family="text">
      <style:text-properties style:font-name="HY동녘M" style:font-name-asian="HY동녘M" fo:font-weight="bold" style:font-weight-asian="bold" fo:font-size="12pt" style:font-size-asian="12pt"/>
    </style:style>
    <style:style style:name="TableRow14" style:family="table-row">
      <style:table-row-properties style:min-row-height="0.3444in" style:use-optimal-row-height="false"/>
    </style:style>
    <style:style style:name="TableCell15" style:family="table-cell">
      <style:table-cell-properties fo:border="0.0069in solid #000000" style:vertical-align="middle" fo:padding-top="0.0194in" fo:padding-left="0.0708in" fo:padding-bottom="0.0194in" fo:padding-right="0.0708in"/>
    </style:style>
    <style:style style:name="P16" style:parent-style-name="바탕글" style:family="paragraph">
      <style:paragraph-properties style:line-break="strict" fo:text-align="center"/>
      <style:text-properties style:font-name="HY동녘M" style:font-name-asian="HY동녘M"/>
    </style:style>
    <style:style style:name="TableCell17" style:family="table-cell">
      <style:table-cell-properties fo:border="0.0069in solid #000000" style:vertical-align="middle" fo:padding-top="0.0194in" fo:padding-left="0.0708in" fo:padding-bottom="0.0194in" fo:padding-right="0.0708in"/>
    </style:style>
    <style:style style:name="P18" style:parent-style-name="바탕글" style:family="paragraph">
      <style:paragraph-properties style:line-break="strict" fo:text-align="center"/>
    </style:style>
    <style:style style:name="T19" style:parent-style-name="기본단락글꼴" style:family="text">
      <style:text-properties style:font-name="HY동녘M" style:font-name-asian="HY동녘M"/>
    </style:style>
    <style:style style:name="T20" style:parent-style-name="기본단락글꼴" style:family="text">
      <style:text-properties style:font-name="HY동녘M" style:font-name-asian="HY동녘M" style:font-name-complex="바탕"/>
    </style:style>
    <style:style style:name="TableRow21" style:family="table-row">
      <style:table-row-properties style:min-row-height="0.7326in" style:use-optimal-row-height="false"/>
    </style:style>
    <style:style style:name="TableCell22" style:family="table-cell">
      <style:table-cell-properties fo:border-top="0.0069in solid #000000" fo:border-left="0.0069in solid #000000" fo:border-bottom="none" fo:border-right="0.0069in solid #000000" style:vertical-align="middle" fo:padding-top="0.0194in" fo:padding-left="0.0708in" fo:padding-bottom="0.0194in" fo:padding-right="0.0708in"/>
    </style:style>
    <style:style style:name="P23" style:parent-style-name="바탕글" style:family="paragraph">
      <style:paragraph-properties fo:text-align="start"/>
    </style:style>
    <style:style style:name="T24" style:parent-style-name="기본단락글꼴" style:family="text">
      <style:text-properties style:font-name="HY동녘M" style:font-name-asian="HY동녘M"/>
    </style:style>
    <style:style style:name="T25" style:parent-style-name="기본단락글꼴" style:family="text">
      <style:text-properties style:font-name="HY동녘M" style:font-name-asian="HY동녘M" style:font-name-complex="바탕"/>
    </style:style>
    <style:style style:name="T26" style:parent-style-name="기본단락글꼴" style:family="text">
      <style:text-properties style:font-name="HY동녘M" style:font-name-asian="HY동녘M" style:font-name-complex="바탕"/>
    </style:style>
    <style:style style:name="T27" style:parent-style-name="기본단락글꼴" style:family="text">
      <style:text-properties style:font-name="HY동녘M" style:font-name-asian="HY동녘M" style:font-name-complex="바탕"/>
    </style:style>
    <style:style style:name="T28" style:parent-style-name="기본단락글꼴" style:family="text">
      <style:text-properties style:font-name="HY동녘M" style:font-name-asian="HY동녘M" style:font-name-complex="바탕"/>
    </style:style>
    <style:style style:name="T29" style:parent-style-name="기본단락글꼴" style:family="text">
      <style:text-properties style:font-name="HY동녘M" style:font-name-asian="HY동녘M" style:font-name-complex="바탕"/>
    </style:style>
    <style:style style:name="P30" style:parent-style-name="바탕글" style:family="paragraph">
      <style:paragraph-properties fo:text-align="start"/>
      <style:text-properties style:font-name="HY동녘M" style:font-name-asian="HY동녘M" style:font-name-complex="바탕"/>
    </style:style>
    <style:style style:name="P31" style:parent-style-name="바탕글" style:family="paragraph">
      <style:paragraph-properties fo:text-align="start"/>
      <style:text-properties style:font-name="HY동녘M" style:font-name-asian="HY동녘M" style:font-name-complex="바탕"/>
    </style:style>
    <style:style style:name="P32" style:parent-style-name="바탕글" style:family="paragraph">
      <style:paragraph-properties fo:text-align="start"/>
    </style:style>
    <style:style style:name="T33" style:parent-style-name="기본단락글꼴" style:family="text">
      <style:text-properties style:font-name="HY동녘M" style:font-name-asian="HY동녘M" style:font-name-complex="바탕"/>
    </style:style>
    <style:style style:name="T34" style:parent-style-name="기본단락글꼴" style:family="text">
      <style:text-properties style:font-name="HY동녘M" style:font-name-asian="HY동녘M" style:font-name-complex="바탕"/>
    </style:style>
    <style:style style:name="TableRow35" style:family="table-row">
      <style:table-row-properties style:min-row-height="1.8972in" style:use-optimal-row-height="false"/>
    </style:style>
    <style:style style:name="TableCell36" style:family="table-cell">
      <style:table-cell-properties fo:border-top="0.0069in solid #000000" fo:border-left="0.0069in solid #000000" fo:border-bottom="none" fo:border-right="0.0069in solid #000000" style:vertical-align="middle" fo:padding-top="0.0194in" fo:padding-left="0.0708in" fo:padding-bottom="0.0194in" fo:padding-right="0.0708in"/>
    </style:style>
    <style:style style:name="P37" style:parent-style-name="바탕글" style:family="paragraph">
      <style:paragraph-properties fo:text-align="center"/>
      <style:text-properties style:font-name="HY동녘M" style:font-name-asian="HY동녘M"/>
    </style:style>
    <style:style style:name="TableCell38" style:family="table-cell">
      <style:table-cell-properties fo:border-top="0.0069in solid #000000" fo:border-left="0.0069in solid #000000" fo:border-bottom="none" fo:border-right="0.0069in solid #000000" style:vertical-align="middle" fo:padding-top="0.0194in" fo:padding-left="0.0708in" fo:padding-bottom="0.0194in" fo:padding-right="0.0708in"/>
    </style:style>
    <style:style style:name="P39" style:parent-style-name="바탕글" style:family="paragraph">
      <style:paragraph-properties fo:text-align="start"/>
      <style:text-properties style:font-name="HY동녘M" style:font-name-asian="HY동녘M" fo:font-size="14pt" style:font-size-asian="14pt" style:font-size-complex="14pt"/>
    </style:style>
    <style:style style:name="P40" style:parent-style-name="바탕글" style:family="paragraph">
      <style:paragraph-properties fo:text-align="start"/>
      <style:text-properties style:font-name="HY동녘M" style:font-name-asian="HY동녘M"/>
    </style:style>
    <style:style style:name="P41" style:parent-style-name="바탕글" style:family="paragraph">
      <style:paragraph-properties fo:text-align="start"/>
      <style:text-properties style:font-name="HY동녘M" style:font-name-asian="HY동녘M"/>
    </style:style>
    <style:style style:name="P42" style:parent-style-name="바탕글" style:family="paragraph">
      <style:paragraph-properties fo:text-align="start"/>
    </style:style>
    <style:style style:name="T43" style:parent-style-name="기본단락글꼴" style:family="text">
      <style:text-properties style:font-name="HY동녘M" style:font-name-asian="HY동녘M"/>
    </style:style>
    <style:style style:name="T44" style:parent-style-name="기본단락글꼴" style:family="text">
      <style:text-properties style:font-name="HY동녘M" style:font-name-asian="HY동녘M" style:font-name-complex="바탕"/>
    </style:style>
    <style:style style:name="TableRow45" style:family="table-row">
      <style:table-row-properties style:min-row-height="1.7909in" style:use-optimal-row-height="false"/>
    </style:style>
    <style:style style:name="TableCell46" style:family="table-cell">
      <style:table-cell-properties fo:border-top="0.0069in solid #000000" fo:border-left="0.0069in solid #000000" fo:border-bottom="none" fo:border-right="0.0069in solid #000000" style:vertical-align="middle" fo:padding-top="0.0194in" fo:padding-left="0.0708in" fo:padding-bottom="0.0194in" fo:padding-right="0.0708in"/>
    </style:style>
    <style:style style:name="P47" style:parent-style-name="바탕글" style:family="paragraph">
      <style:paragraph-properties fo:text-align="center"/>
      <style:text-properties style:font-name="HY동녘M" style:font-name-asian="HY동녘M"/>
    </style:style>
    <style:style style:name="TableCell48" style:family="table-cell">
      <style:table-cell-properties fo:border-top="0.0069in solid #000000" fo:border-left="0.0069in solid #000000" fo:border-bottom="none" fo:border-right="0.0069in solid #000000" style:vertical-align="middle" fo:padding-top="0.0194in" fo:padding-left="0.0708in" fo:padding-bottom="0.0194in" fo:padding-right="0.0708in"/>
    </style:style>
    <style:style style:name="P49" style:parent-style-name="바탕글" style:family="paragraph">
      <style:paragraph-properties fo:text-align="start"/>
      <style:text-properties style:font-name="HY동녘M" style:font-name-asian="HY동녘M" fo:font-size="14pt" style:font-size-asian="14pt" style:font-size-complex="14pt"/>
    </style:style>
    <style:style style:name="P50" style:parent-style-name="바탕글" style:family="paragraph">
      <style:paragraph-properties fo:text-align="start"/>
    </style:style>
    <style:style style:name="T51" style:parent-style-name="기본단락글꼴" style:family="text">
      <style:text-properties style:font-name="HY동녘M" style:font-name-asian="HY동녘M"/>
    </style:style>
    <style:style style:name="T52" style:parent-style-name="기본단락글꼴" style:family="text">
      <style:text-properties style:font-name="HY동녘M" style:font-name-asian="HY동녘M" style:font-name-complex="바탕"/>
    </style:style>
    <style:style style:name="P53" style:parent-style-name="바탕글" style:family="paragraph">
      <style:paragraph-properties fo:text-align="start"/>
      <style:text-properties style:font-name="HY동녘M" style:font-name-asian="HY동녘M" style:font-name-complex="바탕"/>
    </style:style>
    <style:style style:name="P54" style:parent-style-name="바탕글" style:family="paragraph">
      <style:paragraph-properties fo:text-align="start"/>
      <style:text-properties style:font-name="HY동녘M" style:font-name-asian="HY동녘M" style:font-name-complex="바탕"/>
    </style:style>
    <style:style style:name="P55" style:parent-style-name="바탕글" style:family="paragraph">
      <style:paragraph-properties fo:text-align="start"/>
    </style:style>
    <style:style style:name="T56" style:parent-style-name="기본단락글꼴" style:family="text">
      <style:text-properties style:font-name="HY동녘M" style:font-name-asian="HY동녘M" style:font-name-complex="바탕"/>
    </style:style>
    <style:style style:name="T57" style:parent-style-name="기본단락글꼴" style:family="text">
      <style:text-properties style:font-name="HY동녘M" style:font-name-asian="바탕" style:font-name-complex="바탕"/>
    </style:style>
    <style:style style:name="T58" style:parent-style-name="기본단락글꼴" style:family="text">
      <style:text-properties style:font-name="HY동녘M" style:font-name-asian="HY동녘M" style:font-name-complex="바탕"/>
    </style:style>
    <style:style style:name="TableRow59" style:family="table-row">
      <style:table-row-properties style:min-row-height="1.3347in" style:use-optimal-row-height="false"/>
    </style:style>
    <style:style style:name="TableCell60" style:family="table-cell">
      <style:table-cell-properties fo:border-top="0.0069in solid #000000" fo:border-left="0.0069in solid #000000" fo:border-bottom="none" fo:border-right="0.0069in solid #000000" style:vertical-align="middle" fo:padding-top="0.0194in" fo:padding-left="0.0708in" fo:padding-bottom="0.0194in" fo:padding-right="0.0708in"/>
    </style:style>
    <style:style style:name="P61" style:parent-style-name="바탕글" style:family="paragraph">
      <style:paragraph-properties fo:text-align="center"/>
      <style:text-properties style:font-name="HY동녘M" style:font-name-asian="HY동녘M"/>
    </style:style>
    <style:style style:name="TableCell62" style:family="table-cell">
      <style:table-cell-properties fo:border-top="0.0069in solid #000000" fo:border-left="0.0069in solid #000000" fo:border-bottom="none" fo:border-right="0.0069in solid #000000" fo:padding-top="0.0194in" fo:padding-left="0.0708in" fo:padding-bottom="0.0194in" fo:padding-right="0.0708in"/>
    </style:style>
    <style:style style:name="P63" style:parent-style-name="바탕글" style:family="paragraph">
      <style:paragraph-properties fo:text-align="start"/>
      <style:text-properties style:font-name="HY동녘M" style:font-name-asian="HY동녘M" fo:font-size="14pt" style:font-size-asian="14pt" style:font-size-complex="14pt"/>
    </style:style>
    <style:style style:name="P64" style:parent-style-name="바탕글" style:family="paragraph">
      <style:paragraph-properties fo:text-align="start"/>
      <style:text-properties style:font-name="HY동녘M" style:font-name-asian="HY동녘M"/>
    </style:style>
    <style:style style:name="P65" style:parent-style-name="바탕글" style:family="paragraph">
      <style:paragraph-properties fo:text-align="start"/>
      <style:text-properties style:font-name="HY동녘M" style:font-name-asian="HY동녘M"/>
    </style:style>
    <style:style style:name="TableRow66" style:family="table-row">
      <style:table-row-properties style:min-row-height="1.509in" style:use-optimal-row-height="false"/>
    </style:style>
    <style:style style:name="TableCell67" style:family="table-cell">
      <style:table-cell-properties fo:border-top="0.0069in solid #000000" fo:border-left="0.0069in solid #000000" fo:border-bottom="none" fo:border-right="0.0069in solid #000000" style:vertical-align="middle" fo:padding-top="0.0194in" fo:padding-left="0.0708in" fo:padding-bottom="0.0194in" fo:padding-right="0.0708in"/>
    </style:style>
    <style:style style:name="P68" style:parent-style-name="바탕글" style:family="paragraph">
      <style:paragraph-properties fo:text-align="center"/>
      <style:text-properties style:font-name="HY동녘M" style:font-name-asian="HY동녘M"/>
    </style:style>
    <style:style style:name="TableCell69" style:family="table-cell">
      <style:table-cell-properties fo:border-top="0.0069in solid #000000" fo:border-left="0.0069in solid #000000" fo:border-bottom="none" fo:border-right="0.0069in solid #000000" style:vertical-align="middle" fo:padding-top="0.0194in" fo:padding-left="0.0708in" fo:padding-bottom="0.0194in" fo:padding-right="0.0708in"/>
    </style:style>
    <style:style style:name="P70" style:parent-style-name="바탕글" style:family="paragraph">
      <style:paragraph-properties fo:text-align="start"/>
    </style:style>
    <style:style style:name="T71" style:parent-style-name="기본단락글꼴" style:family="text">
      <style:text-properties style:font-name="HY동녘M" style:font-name-asian="HY동녘M" style:use-window-font-color="true" fo:font-size="14pt" style:font-size-asian="14pt" style:font-size-complex="14pt"/>
    </style:style>
    <style:style style:name="T72" style:parent-style-name="기본단락글꼴" style:family="text">
      <style:text-properties style:font-name="HY동녘M" style:font-name-asian="HY동녘M" style:use-window-font-color="true" fo:font-size="14pt" style:font-size-asian="14pt" style:font-size-complex="14pt"/>
    </style:style>
    <style:style style:name="T73" style:parent-style-name="기본단락글꼴" style:family="text">
      <style:text-properties style:font-name="HY동녘M" style:font-name-asian="HY동녘M" style:use-window-font-color="true" fo:font-size="14pt" style:font-size-asian="14pt" style:font-size-complex="14pt"/>
    </style:style>
    <style:style style:name="T74" style:parent-style-name="기본단락글꼴" style:family="text">
      <style:text-properties style:font-name="HY동녘M" style:font-name-asian="HY동녘M" style:use-window-font-color="true"/>
    </style:style>
    <style:style style:name="T75" style:parent-style-name="기본단락글꼴" style:family="text">
      <style:text-properties style:font-name="HY동녘M" style:font-name-asian="HY동녘M" style:font-name-complex="바탕" style:use-window-font-color="true"/>
    </style:style>
    <style:style style:name="P76" style:parent-style-name="바탕글" style:family="paragraph">
      <style:paragraph-properties fo:text-align="start"/>
      <style:text-properties style:font-name="HY동녘M" style:font-name-asian="HY동녘M" style:font-name-complex="바탕" style:use-window-font-color="true"/>
    </style:style>
    <style:style style:name="P77" style:parent-style-name="바탕글" style:family="paragraph">
      <style:paragraph-properties fo:text-align="start"/>
    </style:style>
    <style:style style:name="T78" style:parent-style-name="기본단락글꼴" style:family="text">
      <style:text-properties style:font-name="HY동녘M" style:font-name-asian="HY동녘M" style:use-window-font-color="true"/>
    </style:style>
    <style:style style:name="T79" style:parent-style-name="기본단락글꼴" style:family="text">
      <style:text-properties style:font-name="HY동녘M" style:font-name-asian="HY동녘M" style:font-name-complex="바탕" style:use-window-font-color="true"/>
    </style:style>
    <style:style style:name="TableRow80" style:family="table-row">
      <style:table-row-properties style:min-row-height="0.7326in" style:use-optimal-row-height="false"/>
    </style:style>
    <style:style style:name="TableCell81" style:family="table-cell">
      <style:table-cell-properties fo:border-top="0.0069in solid #000000" fo:border-left="0.0069in solid #000000" fo:border-bottom="none" fo:border-right="0.0069in solid #000000" style:vertical-align="middle" fo:padding-top="0.0194in" fo:padding-left="0.0708in" fo:padding-bottom="0.0194in" fo:padding-right="0.0708in"/>
    </style:style>
    <style:style style:name="P82" style:parent-style-name="바탕글" style:family="paragraph">
      <style:paragraph-properties fo:text-align="center"/>
      <style:text-properties style:font-name="HY동녘M" style:font-name-asian="HY동녘M"/>
    </style:style>
    <style:style style:name="TableCell83" style:family="table-cell">
      <style:table-cell-properties fo:border-top="0.0069in solid #000000" fo:border-left="0.0069in solid #000000" fo:border-bottom="none" fo:border-right="0.0069in solid #000000" style:vertical-align="middle" fo:padding-top="0.0194in" fo:padding-left="0.0708in" fo:padding-bottom="0.0194in" fo:padding-right="0.0708in"/>
    </style:style>
    <style:style style:name="T84" style:parent-style-name="기본단락글꼴" style:family="text">
      <style:text-properties style:font-name="HY동녘M" style:font-name-asian="HY동녘M"/>
    </style:style>
    <style:style style:name="T85" style:parent-style-name="기본단락글꼴" style:family="text">
      <style:text-properties style:font-name="HY동녘M" style:font-name-asian="HY동녘M" style:font-name-complex="바탕"/>
    </style:style>
    <style:style style:name="TableRow86" style:family="table-row">
      <style:table-row-properties style:min-row-height="1.509in" style:use-optimal-row-height="false"/>
    </style:style>
    <style:style style:name="TableCell87" style:family="table-cell">
      <style:table-cell-properties fo:border-top="0.0069in solid #000000" fo:border-left="0.0069in solid #000000" fo:border-bottom="none" fo:border-right="0.0069in solid #000000" style:vertical-align="middle" fo:padding-top="0.0194in" fo:padding-left="0.0708in" fo:padding-bottom="0.0194in" fo:padding-right="0.0708in"/>
    </style:style>
    <style:style style:name="P88" style:parent-style-name="바탕글" style:family="paragraph">
      <style:paragraph-properties fo:text-align="center"/>
      <style:text-properties style:font-name="HY동녘M" style:font-name-asian="HY동녘M"/>
    </style:style>
    <style:style style:name="TableCell89" style:family="table-cell">
      <style:table-cell-properties fo:border-top="0.0069in solid #000000" fo:border-left="0.0069in solid #000000" fo:border-bottom="none" fo:border-right="0.0069in solid #000000" style:vertical-align="middle" fo:padding-top="0.0194in" fo:padding-left="0.0708in" fo:padding-bottom="0.0194in" fo:padding-right="0.0708in"/>
    </style:style>
    <style:style style:name="P90" style:parent-style-name="바탕글" style:family="paragraph">
      <style:paragraph-properties fo:text-align="start"/>
    </style:style>
    <style:style style:name="T91" style:parent-style-name="기본단락글꼴" style:family="text">
      <style:text-properties style:font-name="HY동녘M" style:font-name-asian="HY동녘M"/>
    </style:style>
    <style:style style:name="T92" style:parent-style-name="기본단락글꼴" style:family="text">
      <style:text-properties style:font-name="HY동녘M" style:font-name-asian="HY동녘M" style:font-name-complex="바탕"/>
    </style:style>
    <style:style style:name="TableRow93" style:family="table-row">
      <style:table-row-properties style:min-row-height="1.8972in" style:use-optimal-row-height="false"/>
    </style:style>
    <style:style style:name="TableCell94" style:family="table-cell">
      <style:table-cell-properties fo:border-top="0.0069in solid #000000" fo:border-left="0.0069in solid #000000" fo:border-bottom="none" fo:border-right="0.0069in solid #000000" style:vertical-align="middle" fo:padding-top="0.0194in" fo:padding-left="0.0708in" fo:padding-bottom="0.0194in" fo:padding-right="0.0708in"/>
    </style:style>
    <style:style style:name="P95" style:parent-style-name="바탕글" style:family="paragraph">
      <style:paragraph-properties fo:text-align="center"/>
      <style:text-properties style:font-name="HY동녘M" style:font-name-asian="HY동녘M"/>
    </style:style>
    <style:style style:name="TableCell96" style:family="table-cell">
      <style:table-cell-properties fo:border-top="0.0069in solid #000000" fo:border-left="0.0069in solid #000000" fo:border-bottom="none" fo:border-right="0.0069in solid #000000" style:vertical-align="middle" fo:padding-top="0.0194in" fo:padding-left="0.0708in" fo:padding-bottom="0.0194in" fo:padding-right="0.0708in"/>
    </style:style>
    <style:style style:name="P97" style:parent-style-name="바탕글" style:family="paragraph">
      <style:paragraph-properties fo:text-align="start"/>
    </style:style>
    <style:style style:name="T98" style:parent-style-name="기본단락글꼴" style:family="text">
      <style:text-properties style:font-name="HY동녘M" style:font-name-asian="HY동녘M"/>
    </style:style>
    <style:style style:name="T99" style:parent-style-name="기본단락글꼴" style:family="text">
      <style:text-properties style:font-name="HY동녘M" style:font-name-asian="HY동녘M" style:font-name-complex="바탕"/>
    </style:style>
    <style:style style:name="TableRow100" style:family="table-row">
      <style:table-row-properties style:min-row-height="1.509in" style:use-optimal-row-height="false"/>
    </style:style>
    <style:style style:name="TableCell101" style:family="table-cell">
      <style:table-cell-properties fo:border-top="0.0069in solid #000000" fo:border-left="0.0069in solid #000000" fo:border-bottom="none" fo:border-right="0.0069in solid #000000" style:vertical-align="middle" fo:padding-top="0.0194in" fo:padding-left="0.0708in" fo:padding-bottom="0.0194in" fo:padding-right="0.0708in"/>
    </style:style>
    <style:style style:name="P102" style:parent-style-name="바탕글" style:family="paragraph">
      <style:paragraph-properties fo:text-align="center"/>
      <style:text-properties style:font-name="HY동녘M" style:font-name-asian="HY동녘M"/>
    </style:style>
    <style:style style:name="TableCell103" style:family="table-cell">
      <style:table-cell-properties fo:border-top="0.0069in solid #000000" fo:border-left="0.0069in solid #000000" fo:border-bottom="none" fo:border-right="0.0069in solid #000000" fo:padding-top="0.0194in" fo:padding-left="0.0708in" fo:padding-bottom="0.0194in" fo:padding-right="0.0708in"/>
    </style:style>
    <style:style style:name="P104" style:parent-style-name="바탕글" style:family="paragraph">
      <style:paragraph-properties fo:text-align="center"/>
      <style:text-properties style:font-name="HY동녘M" style:font-name-asian="HY동녘M"/>
    </style:style>
    <style:style style:name="P105" style:parent-style-name="바탕글" style:family="paragraph">
      <style:paragraph-properties fo:text-align="center"/>
      <style:text-properties style:font-name="HY동녘M" style:font-name-asian="HY동녘M"/>
    </style:style>
    <style:style style:name="P106" style:parent-style-name="바탕글" style:family="paragraph">
      <style:paragraph-properties fo:text-align="start"/>
    </style:style>
    <style:style style:name="T107" style:parent-style-name="기본단락글꼴" style:family="text">
      <style:text-properties style:font-name="HY동녘M" style:font-name-asian="HY동녘M"/>
    </style:style>
    <style:style style:name="T108" style:parent-style-name="기본단락글꼴" style:family="text">
      <style:text-properties style:font-name="HY동녘M" style:font-name-asian="HY동녘M" style:font-name-complex="바탕"/>
    </style:style>
    <style:style style:name="P109" style:parent-style-name="바탕글" style:family="paragraph">
      <style:paragraph-properties fo:text-align="center"/>
      <style:text-properties style:font-name="HY동녘M" style:font-name-asian="HY동녘M"/>
    </style:style>
    <style:style style:name="TableRow110" style:family="table-row">
      <style:table-row-properties style:min-row-height="1.6284in" style:use-optimal-row-height="false"/>
    </style:style>
    <style:style style:name="TableCell111" style:family="table-cell">
      <style:table-cell-properties fo:border="0.0069in solid #000000" style:vertical-align="middle" fo:padding-top="0.0194in" fo:padding-left="0.0708in" fo:padding-bottom="0.0194in" fo:padding-right="0.0708in"/>
    </style:style>
    <style:style style:name="P112" style:parent-style-name="바탕글" style:family="paragraph">
      <style:paragraph-properties fo:text-align="center"/>
      <style:text-properties style:font-name="HY동녘M" style:font-name-asian="HY동녘M"/>
    </style:style>
    <style:style style:name="TableCell113" style:family="table-cell">
      <style:table-cell-properties fo:border="0.0069in solid #000000" style:vertical-align="middle" fo:padding-top="0.0194in" fo:padding-left="0.0708in" fo:padding-bottom="0.0194in" fo:padding-right="0.0708in"/>
    </style:style>
    <style:style style:name="P114" style:parent-style-name="바탕글" style:family="paragraph">
      <style:paragraph-properties fo:text-align="start"/>
    </style:style>
    <style:style style:name="T115" style:parent-style-name="기본단락글꼴" style:family="text">
      <style:text-properties style:font-name="HY동녘M" style:font-name-asian="HY동녘M"/>
    </style:style>
    <style:style style:name="T116" style:parent-style-name="기본단락글꼴" style:family="text">
      <style:text-properties style:font-name="HY동녘M" style:font-name-asian="HY동녘M" style:font-name-complex="바탕"/>
    </style:style>
    <style:style style:name="T117" style:parent-style-name="기본단락글꼴" style:family="text">
      <style:text-properties style:font-name="HY동녘M" style:font-name-asian="HY동녘M" style:font-name-complex="바탕"/>
    </style:style>
  </office:automatic-styles>
  <office:body>
    <office:text text:use-soft-page-breaks="true">
      <text:p text:style-name="P1"><text:bookmark-start text:name="_top"/><text:bookmark-end text:name="_top"/><text:span text:style-name="T2">C</text:span><text:span text:style-name="T3">loud 2014 연간 계획서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날 짜</text:span></text:p>
          </table:table-cell>
          <table:table-cell table:style-name="TableCell11">
            <text:p text:style-name="P12"><text:span text:style-name="T13">내 <text:s/>용</text:span></text:p>
          </table:table-cell>
        </table:table-row>
        <table:table-row table:style-name="TableRow14">
          <table:table-cell table:style-name="TableCell15">
            <text:p text:style-name="P16">3/10 ~ 3/14</text:p>
          </table:table-cell>
          <table:table-cell table:style-name="TableCell17">
            <text:p text:style-name="P18"><text:span text:style-name="T19">동아리<text:s/></text:span><text:span text:style-name="T20">모집</text:span></text:p>
          </table:table-cell>
        </table:table-row>
        <table:table-row table:style-name="TableRow21">
          <table:table-cell table:style-name="TableCell22" table:number-columns-spanned="2">
            <text:p text:style-name="P23"><text:span text:style-name="T24">동아리를<text:s/></text:span><text:span text:style-name="T25">결성하게 되면 처음은 스케줄을 짜고<text:s/></text:span><text:span text:style-name="T26">여러<text:s/></text:span><text:span text:style-name="T27">사항을 결정</text:span><text:span text:style-name="T28">하는데</text:span><text:span text:style-name="T29"><text:s/>시간이 좀 걸릴 것을 감안하여 4월 첫째 주부터 신입생들 프로그래밍 교육을 시작할 거라 예상합니다.</text:span></text:p>
            <text:p text:style-name="P30">교육주기는 매주, 또는 격주로 동아리 부원 재량이되 한달에 세번 모임 기준으로 스케줄을 짰습니다.</text:p>
            <text:p text:style-name="P31">각각의 팀의 일정을 모두 관여할 수는 없어 매월 별로 할당량을 지정했습니다.</text:p>
            <text:p text:style-name="P32"><text:span text:style-name="T33">송재원 부원은 요일이 맞는 조와<text:s/></text:span><text:span text:style-name="T34">활동합니다.</text:span></text:p>
          </table:table-cell>
          <table:covered-table-cell/>
        </table:table-row>
        <table:table-row table:style-name="TableRow35">
          <table:table-cell table:style-name="TableCell36">
            <text:p text:style-name="P37">4월</text:p>
          </table:table-cell>
          <table:table-cell table:style-name="TableCell38">
            <text:p text:style-name="P39">2회 수업기준<text:s/>(1차지필)</text:p>
            <text:p text:style-name="P40">이것이 C언어다</text:p>
            <text:p text:style-name="P41">프로그램의 기본구성</text:p>
            <text:p text:style-name="P42"><text:span text:style-name="T43">변수와 연</text:span><text:span text:style-name="T44">산자</text:span></text:p>
          </table:table-cell>
        </table:table-row>
        <table:table-row table:style-name="TableRow45">
          <table:table-cell table:style-name="TableCell46">
            <text:p text:style-name="P47">5월</text:p>
          </table:table-cell>
          <table:table-cell table:style-name="TableCell48">
            <text:p text:style-name="P49">3회 수업기준</text:p>
            <text:p text:style-name="P50"><text:span text:style-name="T51">상수와 기본 자</text:span><text:span text:style-name="T52">료형</text:span></text:p>
            <text:p text:style-name="P53">반복실행을 명령하는 반복문</text:p>
            <text:p text:style-name="P54">조건에 따른 흐름의 분기</text:p>
            <text:p text:style-name="P55"><text:span text:style-name="T56">C언어의 핵심! 함수!<text:s/></text:span><text:span text:style-name="T57">中</text:span><text:span text:style-name="T58"><text:s/>09-1 함수를 정의하고 선언하기</text:span></text:p>
          </table:table-cell>
        </table:table-row>
        <table:table-row table:style-name="TableRow59">
          <table:table-cell table:style-name="TableCell60">
            <text:p text:style-name="P61">6월</text:p>
          </table:table-cell>
          <table:table-cell table:style-name="TableCell62">
            <text:p text:style-name="P63">2회 수업기준 (2차지필)</text:p>
            <text:p text:style-name="P64">함수 나머지</text:p>
            <text:p text:style-name="P65">1차원배열</text:p>
          </table:table-cell>
        </table:table-row>
        <text:soft-page-break/>
        <table:table-row table:style-name="TableRow66">
          <table:table-cell table:style-name="TableCell67">
            <text:p text:style-name="P68">7월</text:p>
          </table:table-cell>
          <table:table-cell table:style-name="TableCell69">
            <text:p text:style-name="P70"><text:span text:style-name="T71">3</text:span><text:span text:style-name="T72">회<text:s/></text:span><text:span text:style-name="T73">수업기준</text:span><text:span text:style-name="T74"><text:line-break/>포인터의<text:s/></text:span><text:span text:style-name="T75">이해</text:span></text:p>
            <text:p text:style-name="P76">포인터와 배열! 함께 이해하기</text:p>
            <text:p text:style-name="P77"><text:span text:style-name="T78">포인터 함수에<text:s/></text:span><text:span text:style-name="T79">대한 이해</text:span></text:p>
          </table:table-cell>
        </table:table-row>
        <table:table-row table:style-name="TableRow80">
          <table:table-cell table:style-name="TableCell81">
            <text:p text:style-name="P82">8월</text:p>
          </table:table-cell>
          <table:table-cell table:style-name="TableCell83">
            <text:p text:style-name="바탕글"><text:span text:style-name="T84">방학 중 조별로, 또는 동아</text:span><text:span text:style-name="T85">리전체 프로젝트 계획 및 계획서 제출</text:span></text:p>
          </table:table-cell>
        </table:table-row>
        <table:table-row table:style-name="TableRow86">
          <table:table-cell table:style-name="TableCell87">
            <text:p text:style-name="P88">9월</text:p>
          </table:table-cell>
          <table:table-cell table:style-name="TableCell89">
            <text:p text:style-name="P90"><text:span text:style-name="T91">프</text:span><text:span text:style-name="T92">로젝트 제작기간</text:span></text:p>
          </table:table-cell>
        </table:table-row>
        <table:table-row table:style-name="TableRow93">
          <table:table-cell table:style-name="TableCell94">
            <text:p text:style-name="P95">10월</text:p>
          </table:table-cell>
          <table:table-cell table:style-name="TableCell96">
            <text:p text:style-name="P97"><text:span text:style-name="T98">10월 정</text:span><text:span text:style-name="T99">모중 프로젝트를 발표하고 수정사항 점검 및 수정</text:span></text:p>
          </table:table-cell>
        </table:table-row>
        <table:table-row table:style-name="TableRow100">
          <table:table-cell table:style-name="TableCell101">
            <text:p text:style-name="P102">11월</text:p>
          </table:table-cell>
          <table:table-cell table:style-name="TableCell103">
            <text:p text:style-name="P104"/>
            <text:p text:style-name="P105"/>
            <text:p text:style-name="P106"><text:span text:style-name="T107">프</text:span><text:span text:style-name="T108">로젝트 마무리</text:span></text:p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><text:span text:style-name="T115">제가 임의로 여</text:span><text:span text:style-name="T116">태까지 프로그래밍할 때 사용하지 않았던 부분, 또는 앞에서 많이 언급해야할 부분(데이터 표현방식의 이해, printf 함수와 scanf 함수 정리하기) 등은 제외했습니다. 그리고 포인터배열 이후 부분은 아직 저희도 부족한 부분이 많기도 하고 제대로 나갈 수 없다고 판단하여 나가지 않는걸로 일단 결정했습니다. 제가 빠트린 거나 넣어야 할 파트등이<text:s/></text:span><text:soft-page-break/><text:span text:style-name="T117">있다면 바로 말씀해주시면 고치겠습니다.</text:span></text:p>
          </table:table-cell>
        </table:table-row>
      </table:table>
      <text:p text:style-name="바탕글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함초롬바탕" svg:font-family="함초롬바탕" style:font-family-generic="roman" svg:panose-1="0 0 0 0 0 0 0 0 0 0"/>
    <style:font-face style:name="함초롬돋움" svg:font-family="함초롬돋움" style:font-family-generic="roman" svg:panose-1="0 0 0 0 0 0 0 0 0 0"/>
    <style:font-face style:name="HY동녘M" svg:font-family="HY동녘M" style:font-family-generic="roman" style:font-pitch="variable" svg:panose-1="2 3 6 0 0 1 1 1 1 1"/>
    <style:font-face style:name="바탕" svg:font-family="바탕" style:font-family-generic="roman" style:font-pitch="variable" svg:panose-1="2 3 6 0 0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개요1" style:display-name="개요 1" style:family="paragraph" style:default-outline-level="1">
      <style:paragraph-properties fo:widows="0" fo:orphans="0" fo:border="0in none #000000" fo:padding="0in" style:shadow="none" style:line-break="normal" style:text-autospace="none" style:snap-to-layout-grid="false" fo:text-align="justify" style:vertical-align="baseline" fo:line-height="160%" fo:margin-left="0.1388in">
        <style:tab-stops/>
      </style:paragraph-properties>
      <style:text-properties style:font-name="함초롬바탕" style:font-name-asian="함초롬바탕" fo:color="#000000" fo:hyphenate="false"/>
    </style:style>
    <style:style style:name="개요2" style:display-name="개요 2" style:family="paragraph" style:default-outline-level="2">
      <style:paragraph-properties fo:widows="0" fo:orphans="0" fo:border="0in none #000000" fo:padding="0in" style:shadow="none" style:line-break="normal" style:text-autospace="none" style:snap-to-layout-grid="false" fo:text-align="justify" style:vertical-align="baseline" fo:line-height="160%" fo:margin-left="0.2777in">
        <style:tab-stops/>
      </style:paragraph-properties>
      <style:text-properties style:font-name="함초롬바탕" style:font-name-asian="함초롬바탕" fo:color="#000000" fo:hyphenate="false"/>
    </style:style>
    <style:style style:name="개요3" style:display-name="개요 3" style:family="paragraph" style:default-outline-level="3">
      <style:paragraph-properties fo:widows="0" fo:orphans="0" fo:border="0in none #000000" fo:padding="0in" style:shadow="none" style:line-break="normal" style:text-autospace="none" style:snap-to-layout-grid="false" fo:text-align="justify" style:vertical-align="baseline" fo:line-height="160%" fo:margin-left="0.4166in">
        <style:tab-stops/>
      </style:paragraph-properties>
      <style:text-properties style:font-name="함초롬바탕" style:font-name-asian="함초롬바탕" fo:color="#000000" fo:hyphenate="false"/>
    </style:style>
    <style:style style:name="개요4" style:display-name="개요 4" style:family="paragraph" style:default-outline-level="4">
      <style:paragraph-properties fo:widows="0" fo:orphans="0" fo:border="0in none #000000" fo:padding="0in" style:shadow="none" style:line-break="normal" style:text-autospace="none" style:snap-to-layout-grid="false" fo:text-align="justify" style:vertical-align="baseline" fo:line-height="160%" fo:margin-left="0.5555in">
        <style:tab-stops/>
      </style:paragraph-properties>
      <style:text-properties style:font-name="함초롬바탕" style:font-name-asian="함초롬바탕" fo:color="#000000" fo:hyphenate="false"/>
    </style:style>
    <style:style style:name="개요5" style:display-name="개요 5" style:family="paragraph" style:default-outline-level="5">
      <style:paragraph-properties fo:widows="0" fo:orphans="0" fo:border="0in none #000000" fo:padding="0in" style:shadow="none" style:line-break="normal" style:text-autospace="none" style:snap-to-layout-grid="false" fo:text-align="justify" style:vertical-align="baseline" fo:line-height="160%" fo:margin-left="0.6944in">
        <style:tab-stops/>
      </style:paragraph-properties>
      <style:text-properties style:font-name="함초롬바탕" style:font-name-asian="함초롬바탕" fo:color="#000000" fo:hyphenate="false"/>
    </style:style>
    <style:style style:name="개요6" style:display-name="개요 6" style:family="paragraph" style:default-outline-level="6">
      <style:paragraph-properties fo:widows="0" fo:orphans="0" fo:border="0in none #000000" fo:padding="0in" style:shadow="none" style:line-break="normal" style:text-autospace="none" style:snap-to-layout-grid="false" fo:text-align="justify" style:vertical-align="baseline" fo:line-height="160%" fo:margin-left="0.8333in">
        <style:tab-stops/>
      </style:paragraph-properties>
      <style:text-properties style:font-name="함초롬바탕" style:font-name-asian="함초롬바탕" fo:color="#000000" fo:hyphenate="false"/>
    </style:style>
    <style:style style:name="개요7" style:display-name="개요 7" style:family="paragraph" style:default-outline-level="7">
      <style:paragraph-properties fo:widows="0" fo:orphans="0" fo:border="0in none #000000" fo:padding="0in" style:shadow="none" style:line-break="normal" style:text-autospace="none" style:snap-to-layout-grid="false" fo:text-align="justify" style:vertical-align="baseline" fo:line-height="160%" fo:margin-left="0.9722in">
        <style:tab-stops/>
      </style:paragraph-properties>
      <style:text-properties style:font-name="함초롬바탕" style:font-name-asian="함초롬바탕" fo:color="#000000" fo:hyphenate="false"/>
    </style:style>
    <style:style style:name="표준" style:display-name="표준" style:family="paragraph">
      <style:paragraph-properties fo:widows="0" fo:orphans="0" style:line-break="normal" style:text-autospace="none" fo:text-align="justify"/>
      <style:text-properties fo:hyphenate="false"/>
    </style:style>
    <style:style style:name="기본단락글꼴" style:display-name="기본 단락 글꼴" style:family="text"/>
    <style:style style:name="바탕글" style:display-name="바탕글" style:family="paragraph">
      <style:paragraph-properties fo:widows="0" fo:orphans="0" fo:border="0in none #000000" fo:padding="0in" style:shadow="none" style:line-break="normal" style:text-autospace="none" fo:text-align="justify" style:vertical-align="baseline" fo:line-height="160%"/>
      <style:text-properties style:font-name="함초롬바탕" style:font-name-asian="함초롬바탕" fo:color="#000000" fo:hyphenate="false"/>
    </style:style>
    <style:style style:name="본문" style:display-name="본문" style:family="paragraph">
      <style:paragraph-properties fo:widows="0" fo:orphans="0" fo:border="0in none #000000" fo:padding="0in" style:shadow="none" style:line-break="normal" style:text-autospace="none" style:snap-to-layout-grid="false" fo:text-align="justify" style:vertical-align="baseline" fo:line-height="160%" fo:margin-left="0.2083in">
        <style:tab-stops/>
      </style:paragraph-properties>
      <style:text-properties style:font-name="함초롬바탕" style:font-name-asian="함초롬바탕" fo:color="#000000" fo:hyphenate="false"/>
    </style:style>
    <style:style style:name="쪽번호" style:display-name="쪽 번호" style:family="paragraph">
      <style:paragraph-properties fo:widows="0" fo:orphans="0" fo:border="0in none #000000" fo:padding="0in" style:shadow="none" style:line-break="normal" style:text-autospace="none" style:snap-to-layout-grid="false" fo:text-align="justify" style:vertical-align="baseline" fo:line-height="160%"/>
      <style:text-properties style:font-name="함초롬돋움" style:font-name-asian="함초롬돋움" fo:color="#000000" fo:hyphenate="false"/>
    </style:style>
    <style:style style:name="머리말" style:display-name="머리말" style:family="paragraph">
      <style:paragraph-properties fo:widows="0" fo:orphans="0" fo:border="0in none #000000" fo:padding="0in" style:shadow="none" style:text-autospace="none" style:snap-to-layout-grid="false" fo:text-align="justify" style:vertical-align="baseline" fo:line-height="150%"/>
      <style:text-properties style:font-name="함초롬돋움" style:font-name-asian="함초롬돋움" fo:color="#000000" fo:font-size="9pt" style:font-size-asian="9pt" fo:hyphenate="false"/>
    </style:style>
    <style:style style:name="각주" style:display-name="각주" style:family="paragraph">
      <style:paragraph-properties fo:widows="0" fo:orphans="0" fo:border="0in none #000000" fo:padding="0in" style:shadow="none" style:line-break="normal" style:text-autospace="none" style:snap-to-layout-grid="false" fo:text-align="justify" style:vertical-align="baseline" fo:line-height="130%" fo:margin-left="0.1819in" fo:text-indent="-0.1819in">
        <style:tab-stops/>
      </style:paragraph-properties>
      <style:text-properties style:font-name="함초롬바탕" style:font-name-asian="함초롬바탕" fo:color="#000000" fo:font-size="9pt" style:font-size-asian="9pt" fo:hyphenate="false"/>
    </style:style>
    <style:style style:name="미주" style:display-name="미주" style:family="paragraph">
      <style:paragraph-properties fo:widows="0" fo:orphans="0" fo:border="0in none #000000" fo:padding="0in" style:shadow="none" style:line-break="normal" style:text-autospace="none" style:snap-to-layout-grid="false" fo:text-align="justify" style:vertical-align="baseline" fo:line-height="130%" fo:margin-left="0.1819in" fo:text-indent="-0.1819in">
        <style:tab-stops/>
      </style:paragraph-properties>
      <style:text-properties style:font-name="함초롬바탕" style:font-name-asian="함초롬바탕" fo:color="#000000" fo:font-size="9pt" style:font-size-asian="9pt" fo:hyphenate="false"/>
    </style:style>
    <style:style style:name="메모" style:display-name="메모" style:family="paragraph">
      <style:paragraph-properties fo:widows="0" fo:orphans="0" fo:border="0in none #000000" fo:padding="0in" style:shadow="none" style:line-break="normal" style:text-autospace="none" fo:text-align="justify" style:vertical-align="baseline" fo:line-height="130%"/>
      <style:text-properties style:font-name="함초롬돋움" style:font-name-asian="함초롬돋움" fo:color="#000000" fo:letter-spacing="-0.0027in" fo:font-size="9pt" style:font-size-asian="9pt" fo:hyphenate="false"/>
    </style:style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머리글Char" style:display-name="머리글 Char" style:family="text" style:parent-style-name="기본단락글꼴"/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바닥글Char" style:display-name="바닥글 Char" style:family="text" style:parent-style-name="기본단락글꼴"/>
    <text:notes-configuration text:note-class="footnot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suffix="." style:num-format="가, 나, 다, ...">
        <style:list-level-properties/>
      </text:outline-level-style>
      <text:outline-level-style text:level="3" style:num-suffix=")" style:num-format="1">
        <style:list-level-properties/>
      </text:outline-level-style>
      <text:outline-level-style text:level="4" style:num-suffix=")" style:num-format="가, 나, 다, ...">
        <style:list-level-properties/>
      </text:outline-level-style>
      <text:outline-level-style text:level="5" style:num-prefix="(" style:num-suffix=")" style:num-format="1">
        <style:list-level-properties/>
      </text:outline-level-style>
      <text:outline-level-style text:level="6" style:num-prefix="(" style:num-suffix=")" style:num-format="가, 나, 다, ...">
        <style:list-level-properties/>
      </text:outline-level-style>
      <text:outline-level-style text:level="7" style:num-format="①, ②, ③, ...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가, 나, 다, ...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가, 나, 다, ...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가, 나, 다, ...">
        <style:list-level-properties/>
      </text:list-level-style-number>
      <text:list-level-style-number text:level="7" style:num-format="①, ②, ③, ...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가, 나, 다, ...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가, 나, 다, ...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가, 나, 다, ...">
        <style:list-level-properties/>
      </text:list-level-style-number>
      <text:list-level-style-number text:level="7" style:num-format="①, ②, ③, ...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가, 나, 다, ...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가, 나, 다, ...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가, 나, 다, ...">
        <style:list-level-properties/>
      </text:list-level-style-number>
      <text:list-level-style-number text:level="7" style:num-format="①, ②, ③, ...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가, 나, 다, ...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가, 나, 다, ...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가, 나, 다, ...">
        <style:list-level-properties/>
      </text:list-level-style-number>
      <text:list-level-style-number text:level="7" style:num-format="①, ②, ③, ...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가, 나, 다, ...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가, 나, 다, ...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가, 나, 다, ...">
        <style:list-level-properties/>
      </text:list-level-style-number>
      <text:list-level-style-number text:level="7" style:num-format="①, ②, ③, ...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가, 나, 다, ...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가, 나, 다, ...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가, 나, 다, ...">
        <style:list-level-properties/>
      </text:list-level-style-number>
      <text:list-level-style-number text:level="7" style:num-format="①, ②, ③, ...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7">
      <text:list-level-style-number text:level="1" style:num-suffix="." style:num-format="1">
        <style:list-level-properties/>
      </text:list-level-style-number>
      <text:list-level-style-number text:level="2" style:num-suffix="." style:num-format="가, 나, 다, ...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가, 나, 다, ...">
        <style:list-level-properties/>
      </text:list-level-style-number>
      <text:list-level-style-number text:level="5" style:num-prefix="(" style:num-suffix=")" style:num-format="1">
        <style:list-level-properties/>
      </text:list-level-style-number>
      <text:list-level-style-number text:level="6" style:num-prefix="(" style:num-suffix=")" style:num-format="가, 나, 다, ...">
        <style:list-level-properties/>
      </text:list-level-style-number>
      <text:list-level-style-number text:level="7" style:num-format="①, ②, ③, ...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1.3777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uxlear</meta:initial-creator>
    <dc:creator>노희주</dc:creator>
    <meta:creation-date>2014-02-23T09:43:00Z</meta:creation-date>
    <dc:date>2014-02-23T09:43:00Z</dc:date>
    <meta:template xlink:href="Normal" xlink:type="simple"/>
    <meta:editing-cycles>2</meta:editing-cycles>
    <meta:editing-duration>PT60S</meta:editing-duration>
    <meta:document-statistic meta:page-count="3" meta:paragraph-count="1" meta:word-count="121" meta:character-count="816" meta:row-count="5" meta:non-whitespace-character-count="696"/>
  </office:meta>
</office:document-meta>
</file>